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UMing CN1" svg:font-family="'AR PL UMing CN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ec14" officeooo:paragraph-rsid="0010ec14"/>
    </style:style>
    <style:style style:name="P2" style:family="paragraph" style:parent-style-name="Standard">
      <style:text-properties officeooo:rsid="0012f07d" officeooo:paragraph-rsid="0012f07d"/>
    </style:style>
    <style:style style:name="P3" style:family="paragraph" style:parent-style-name="Standard">
      <style:text-properties officeooo:rsid="0010ec14" officeooo:paragraph-rsid="0010ec14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2c5423" officeooo:paragraph-rsid="0013e10e"/>
    </style:style>
    <style:style style:name="P5" style:family="paragraph" style:parent-style-name="Standard" style:list-style-name="L2">
      <style:text-properties fo:language="ru" fo:country="RU" officeooo:rsid="002c5423" officeooo:paragraph-rsid="0013e10e"/>
    </style:style>
    <style:style style:name="P6" style:family="paragraph" style:parent-style-name="Standard">
      <style:text-properties fo:language="ru" fo:country="RU" officeooo:rsid="002c5423" officeooo:paragraph-rsid="0013e10e"/>
    </style:style>
    <style:style style:name="P7" style:family="paragraph" style:parent-style-name="Standard">
      <style:text-properties fo:language="ru" fo:country="RU" officeooo:rsid="0013e10e" officeooo:paragraph-rsid="0013e10e"/>
    </style:style>
    <style:style style:name="P8" style:family="paragraph" style:parent-style-name="Standard">
      <style:paragraph-properties fo:text-align="justify" style:justify-single-word="false"/>
      <style:text-properties officeooo:rsid="002c31ec" officeooo:paragraph-rsid="0013e10e"/>
    </style:style>
    <style:style style:name="P9" style:family="paragraph" style:parent-style-name="Standard">
      <style:text-properties officeooo:paragraph-rsid="002c5423"/>
    </style:style>
    <style:style style:name="P10" style:family="paragraph" style:parent-style-name="Standard">
      <style:text-properties officeooo:paragraph-rsid="0013e10e"/>
    </style:style>
    <style:style style:name="P11" style:family="paragraph" style:parent-style-name="Standard">
      <style:text-properties officeooo:rsid="00162828" officeooo:paragraph-rsid="00162828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officeooo:rsid="0013e10e" style:font-style-asian="italic" style:font-style-complex="italic"/>
    </style:style>
    <style:style style:name="T3" style:family="text">
      <style:text-properties fo:language="ru" fo:country="RU" fo:font-style="italic" officeooo:rsid="0017af93" style:font-style-asian="italic" style:font-style-complex="italic"/>
    </style:style>
    <style:style style:name="T4" style:family="text">
      <style:text-properties fo:language="ru" fo:country="RU" officeooo:rsid="0013e10e"/>
    </style:style>
    <style:style style:name="T5" style:family="text">
      <style:text-properties fo:language="ru" fo:country="RU" officeooo:rsid="0017af93"/>
    </style:style>
    <style:style style:name="T6" style:family="text">
      <style:text-properties officeooo:rsid="0013e10e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3e10e"/>
    </style:style>
    <style:style style:name="T9" style:family="text">
      <style:text-properties style:text-underline-style="none" officeooo:rsid="0015974e"/>
    </style:style>
    <style:style style:name="T10" style:family="text">
      <style:text-properties style:text-underline-style="none" fo:font-weight="normal" officeooo:rsid="0015974e" style:font-weight-asian="normal" style:font-weight-complex="normal"/>
    </style:style>
    <style:style style:name="T11" style:family="text">
      <style:text-properties fo:font-size="13pt" fo:language="ru" fo:country="RU" fo:font-weight="bold" officeooo:rsid="0013e10e" style:font-size-asian="13pt" style:font-weight-asian="bold" style:font-size-complex="13pt" style:font-weight-complex="bold"/>
    </style:style>
    <style:style style:name="T12" style:family="text">
      <style:text-properties fo:font-size="13pt" fo:language="ru" fo:country="RU" fo:font-weight="bold" officeooo:rsid="002c5423" style:font-size-asian="13pt" style:font-weight-asian="bold" style:font-size-complex="13pt" style:font-weight-complex="bold"/>
    </style:style>
    <style:style style:name="T13" style:family="text">
      <style:text-properties style:font-name="Liberation Serif" fo:font-size="13pt" fo:language="ru" fo:country="RU" fo:font-style="normal" fo:font-weight="normal" officeooo:rsid="00275204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style:font-name="Liberation Serif" fo:font-size="13pt" fo:language="ru" fo:country="RU" fo:font-style="normal" fo:font-weight="normal" officeooo:rsid="0013e10e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style:font-name="Liberation Serif" fo:font-size="13pt" fo:language="ru" fo:country="RU" fo:font-style="italic" fo:font-weight="normal" officeooo:rsid="0015974e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style:font-name="Liberation Serif" fo:font-size="12pt" fo:language="ru" fo:country="RU" fo:font-style="italic" fo:font-weight="normal" officeooo:rsid="00275204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Liberation Serif" fo:font-size="12pt" fo:language="ru" fo:country="RU" fo:font-style="italic" fo:font-weight="normal" officeooo:rsid="0027074e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Liberation Serif" fo:font-size="12pt" fo:language="ru" fo:country="RU" fo:font-style="italic" fo:font-weight="normal" officeooo:rsid="00269f18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1628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екция: Информатика</text:p>
      <text:p text:style-name="P1"><text:span text:style-name="T19">Регион, город: </text:span>г. Санкт-Петербург, <text:span text:style-name="T19">Петергоф.</text:span></text:p>
      <text:p text:style-name="P1"><text:span text:style-name="T19">ФИО автора: </text:span>Нериновский Арсений Кириллович</text:p>
      <text:p text:style-name="P11">Телефон, адрес эл.почты: <text:s/>+79629822493, <text:a xlink:type="simple" xlink:href="mailto:arseny-n@yandex.ru">arseny-n@yandex.ru</text:a></text:p>
      <text:p text:style-name="P11">ШколаЖ : ПГИА2</text:p>
      <text:p text:style-name="P1">Класс: 11 </text:p>
      <text:p text:style-name="P1"/>
      <text:p text:style-name="P1">Научный руководитель: доцент, к.ф.-м.н. Полищук Геннадий Иванович, СПбЛТА </text:p>
      <text:p text:style-name="P1"/>
      <text:p text:style-name="P10"><text:span text:style-name="T11">1</text:span><text:span text:style-name="T12"> </text:span><text:span text:style-name="Strong_20_Emphasis"><text:span text:style-name="T7">Постановка задачи.</text:span></text:span></text:p>
      <text:p text:style-name="P6"><text:tab/>Проект ставил перед собою цель сделать максимально удобный манипулятор заменяющий классическую мышь, которая при некоторых обстоятельствах не удобна. Данный манипулятор должен был отвечать следующим критериям: </text:p>
      <text:list xml:id="list862032069688009918" text:style-name="L2">
        <text:list-item>
          <text:p text:style-name="P5">Не требовать плоскости для передвижения курсора.</text:p>
        </text:list-item>
        <text:list-item>
          <text:p text:style-name="P5">Умещаться в одной руке и быть полностью управляемым ею.</text:p>
        </text:list-item>
        <text:list-item>
          <text:p text:style-name="P5">Не иметь привязок к какой либо ОС.</text:p>
        </text:list-item>
      </text:list>
      <text:p text:style-name="P7">Манипулятор отвечающий всем критериям заметно облегчает прцесс показа презентаций.</text:p>
      <text:p text:style-name="P7"/>
      <text:p text:style-name="P10"><text:span text:style-name="Strong_20_Emphasis">2 </text:span><text:span text:style-name="Strong_20_Emphasis"><text:span text:style-name="T7">Методы, использованные автором.</text:span></text:span></text:p>
      <text:p text:style-name="P8"><text:span text:style-name="T1"><text:tab/></text:span><text:span text:style-name="T4">Проект разрабатывался при помощи </text:span><text:span text:style-name="T3">Goolge Andorid skd</text:span><text:span text:style-name="T5"> в часности </text:span><text:span text:style-name="T2">Android </text:span><text:span text:style-name="T16">Eclibse IDE</text:span><text:span text:style-name="T14">. Кросс-компиляция присходила при помощи <text:s/></text:span><text:span text:style-name="T17">a</text:span><text:span text:style-name="T18">rm-linux-gnueabi-gcc.</text:span></text:p>
      <text:p text:style-name="P4"/>
      <text:p text:style-name="P9"><text:span text:style-name="T12">3 </text:span><text:span text:style-name="Strong_20_Emphasis"><text:span text:style-name="T7">Основные результаты.</text:span></text:span></text:p>
      <text:p text:style-name="P4"><text:tab/>Результатом данного проекта является набор программ отвечающий всем поставленным требованиям. <text:span text:style-name="T6">Андроид-Мышь примечателен тем что не требует стороннего программного обеспечения, на компьютере с которым будет взаимодействовать, то есть на компьютер не надо устанавливать каких либо программ для правильной работы проекта. Вышесказанное означает что телефон с установленным «Андоид-Мышь» будет взаимодействовать с любой ОС, что делает его универсальным решением для дистанционного позиционирования мыши. Также нужно отметить удобство управления курсором, для перемещения которого требуется одна рука.</text:span></text:p>
      <text:p text:style-name="P2"/>
      <text:p text:style-name="P1"><text:span text:style-name="Strong_20_Emphasis"><text:span text:style-name="T9">4 </text:span></text:span><text:span text:style-name="Strong_20_Emphasis"><text:span text:style-name="T7">Заключение и возможные пути развития задачи.</text:span></text:span></text:p>
      <text:p text:style-name="P1"><text:span text:style-name="Strong_20_Emphasis"><text:span text:style-name="T7"><text:tab/></text:span></text:span><text:span text:style-name="Strong_20_Emphasis"><text:span text:style-name="T10">Проект явлется удобным средством для перемещения курсора, который при надобнсти используется его создателем. Возможным путём развития проекта является добавление клавиатуры.</text:span>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UMing CN1" svg:font-family="'AR PL UMing CN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AR PL UMing CN1" style:font-family-asian="'AR PL UMing CN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eni </meta:initial-creator>
    <meta:creation-date>2014-01-13T23:02:55.731309379</meta:creation-date>
    <dc:date>2014-01-14T21:35:40.497313993</dc:date>
    <dc:creator>arseni </dc:creator>
    <meta:editing-duration>PT18H17M17S</meta:editing-duration>
    <meta:editing-cycles>4</meta:editing-cycles>
    <meta:generator>LibreOffice/4.1.4.2$Linux_X86_64 LibreOffice_project/410$Build-2</meta:generator>
    <meta:document-statistic meta:table-count="0" meta:image-count="0" meta:object-count="0" meta:page-count="1" meta:paragraph-count="19" meta:word-count="215" meta:character-count="1733" meta:non-whitespace-character-count="1531"/>
  </office:meta>
</office:document-meta>
</file>